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style:language-asian="ko" style:country-asian="KR"/>
    </style:style>
    <style:style style:name="P2" style:parent-style-name="Standard" style:family="paragraph">
      <style:paragraph-properties fo:text-align="center"/>
      <style:text-properties fo:font-weight="bold" style:font-weight-asian="bold" style:font-weight-complex="bold" style:language-asian="ko" style:country-asian="KR"/>
    </style:style>
    <style:style style:name="P3" style:parent-style-name="Standard" style:family="paragraph">
      <style:paragraph-properties fo:text-align="center"/>
      <style:text-properties fo:font-weight="bold" style:font-weight-asian="bold" style:font-weight-complex="bold" style:language-asian="ko" style:country-asian="KR"/>
    </style:style>
    <style:style style:name="P4" style:parent-style-name="Standard" style:family="paragraph">
      <style:paragraph-properties fo:text-align="center"/>
      <style:text-properties fo:font-weight="bold" style:font-weight-asian="bold" style:font-weight-complex="bold" style:language-asian="ko" style:country-asian="KR"/>
    </style:style>
    <style:style style:name="P5" style:parent-style-name="Standard" style:family="paragraph">
      <style:text-properties style:language-asian="ko" style:country-asian="KR"/>
    </style:style>
    <style:style style:name="P6" style:parent-style-name="Standard" style:family="paragraph">
      <style:text-properties style:language-asian="ko" style:country-asian="KR"/>
    </style:style>
    <style:style style:name="P7" style:parent-style-name="Standard" style:family="paragraph">
      <style:text-properties style:language-asian="ko" style:country-asian="KR"/>
    </style:style>
    <style:style style:name="P8" style:parent-style-name="Standard" style:family="paragraph">
      <style:text-properties style:language-asian="ko" style:country-asian="KR"/>
    </style:style>
    <style:style style:name="P9" style:parent-style-name="Standard" style:family="paragraph">
      <style:text-properties style:language-asian="ko" style:country-asian="KR"/>
    </style:style>
    <style:style style:name="P10" style:parent-style-name="Standard" style:family="paragraph">
      <style:text-properties style:language-asian="ko" style:country-asian="KR"/>
    </style:style>
    <style:style style:name="P11" style:parent-style-name="Standard" style:family="paragraph">
      <style:text-properties style:language-asian="ko" style:country-asian="KR"/>
    </style:style>
    <style:style style:name="P12" style:parent-style-name="Standard" style:family="paragraph">
      <style:text-properties style:language-asian="ko" style:country-asian="KR"/>
    </style:style>
    <style:style style:name="T13" style:parent-style-name="DefaultParagraphFont" style:family="text">
      <style:text-properties style:language-asian="ko" style:country-asian="KR"/>
    </style:style>
    <style:style style:name="T14" style:parent-style-name="DefaultParagraphFont" style:family="text">
      <style:text-properties style:language-asian="ko" style:country-asian="KR"/>
    </style:style>
    <style:style style:name="T15" style:parent-style-name="DefaultParagraphFont" style:family="text">
      <style:text-properties style:language-asian="ko" style:country-asian="KR"/>
    </style:style>
    <style:style style:name="T16" style:parent-style-name="DefaultParagraphFont" style:family="text">
      <style:text-properties style:language-asian="ko" style:country-asian="KR"/>
    </style:style>
    <style:style style:name="T17" style:parent-style-name="DefaultParagraphFont" style:family="text">
      <style:text-properties style:language-asian="ko" style:country-asian="KR"/>
    </style:style>
  </office:automatic-styles>
  <office:body>
    <office:text text:use-soft-page-breaks="true">
      <text:p text:style-name="P1">Personal Report</text:p>
      <text:p text:style-name="P2">by</text:p>
      <text:p text:style-name="P3">Ivan Cholakov</text:p>
      <text:p text:style-name="P4">ivc</text:p>
      <text:p text:style-name="P5"><text:tab/>In my opinion our group worked very well together and for the most part, the tasks were distributed evenly and sensibly. The project was managed<text:s/>by Chris Savill who did a very good job of motivating the group to work together and to strive for success. Every meeting had clearly defined goals that needed to be reached. Most of the work was well enough divided between members and the group leader did<text:s/>a good job dividing the workload so that none of the group members had too much work to do on their own. In my opinion an improvement to that approach would be to organize everyone who can code to work together .</text:p>
      <text:p text:style-name="P6"/>
      <text:p text:style-name="P7"><text:tab/>In the end the tasks were divided as follows: Chris – group manager, Jacob – database and server application, myself doing the front end and functionality implementation, Richard with the prototypes of the webpages which involved HTML, CSS and JavaScript, Ollie was our QA manager, Kit was our main tester, she was responsible for the JUnit tests, Ed and Sam did an amazing job keeping the documentation as professional as it could be.</text:p>
      <text:p text:style-name="P8"/>
      <text:p text:style-name="P9"><text:tab/>Although I had to deal with researching and implementing technologies that were new to us (Java EE Servlets and JSP), I was also involved in some of the documentation. For that purpose I had to team up with Richard and discuss how to write the overview of the system implementation. By the end of coding week we had most of the functionality in the backend (server application) and some of the functionality implemented in the frontend. We, as a team, supported each other and everyone was willing to help anyone as much as they could. I think that everyone worked really hard for this project even if it is unfinished.</text:p>
      <text:p text:style-name="P10"/>
      <text:p text:style-name="P11"><text:tab/>One<text:s/>major problem we encountered was that Jacob's approach to building the server side of the project needed some modifications due to the fact that we used Glassfish as our server container. We found this out pretty late in development so we could not fix the<text:s/>problem entirely by the end of the project. The problem was that Glassfish didn't allow reading and writing to txt files in the way that we tackled the project. Also, I think I did not distribute my time properly to have enough to build the frontend on my<text:s/>own. I never did any web modules so I was behind from the moment I had this job assigned to me, but still I think we needed more coders to participate in the coding of the project.</text:p>
      <text:p text:style-name="P12"/>
      <text:p text:style-name="Standard"><text:span text:style-name="T13"><text:tab/>In my opinion our group did well as a team and everyone contributed to t</text:span><text:span text:style-name="T14">he extent of their abilities. The group manager did his job almost perfectly, Jacob wrote an amazing server-side application, Rich made the design of our program look as professional as possible. All in all, I learned a lot from this project. For example I</text:span><text:span text:style-name="T15"><text:s/>learned a lot about web development, team work on a major project and Java EE. I understand now the importance of good requirements and design specification documents and that it is easier to change the functionality of the software in the design phase ra</text:span><text:span text:style-name="T16">ther than in the implementation phase. If I had to do the project again with the same resources I would have assigned all the people able to produce adequate code to work on the code rather than documentation. In my opinion the project was a success becaus</text:span><text:span text:style-name="T17">e we all got to experience working in a team and I am happy that the team worked together until the very end without clashes or bicker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llie</meta:initial-creator>
    <dc:creator>Ollie Roe</dc:creator>
    <meta:creation-date>2013-02-13T21:56:00Z</meta:creation-date>
    <dc:date>2013-02-13T21:56:00Z</dc: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1" meta:paragraph-count="6" meta:word-count="506" meta:character-count="3388" meta:row-count="24" meta:non-whitespace-character-count="2888"/>
  </office:meta>
</office:document-meta>
</file>